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>
      <style:text-properties officeooo:paragraph-rsid="000746e5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text-properties officeooo:paragraph-rsid="000746e5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officeooo:rsid="00071bc5" officeooo:paragraph-rsid="00071bc5"/>
    </style:style>
    <style:style style:name="P12" style:family="paragraph" style:parent-style-name="Text_20_body">
      <style:text-properties officeooo:paragraph-rsid="000746e5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cm" fo:margin-bottom="0cm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cm" fo:margin-bottom="0cm" style:contextual-spacing="false"/>
    </style:style>
    <style:style style:name="P19" style:family="paragraph" style:parent-style-name="Text_20_body" style:list-style-name="L7">
      <style:text-properties officeooo:paragraph-rsid="000746e5"/>
    </style:style>
    <style:style style:name="P20" style:family="paragraph" style:parent-style-name="Text_20_body" style:list-style-name="L8"/>
    <style:style style:name="P21" style:family="paragraph" style:parent-style-name="Text_20_body" style:list-style-name="L8">
      <style:paragraph-properties fo:margin-top="0cm" fo:margin-bottom="0cm" style:contextual-spacing="false"/>
    </style:style>
    <style:style style:name="P22" style:family="paragraph" style:parent-style-name="Text_20_body" style:list-style-name="L9"/>
    <style:style style:name="P23" style:family="paragraph" style:parent-style-name="Text_20_body" style:list-style-name="L9">
      <style:paragraph-properties fo:margin-top="0cm" fo:margin-bottom="0cm" style:contextual-spacing="false"/>
    </style:style>
    <style:style style:name="P24" style:family="paragraph" style:parent-style-name="Text_20_body" style:list-style-name="L10"/>
    <style:style style:name="P25" style:family="paragraph" style:parent-style-name="Text_20_body" style:list-style-name="L10">
      <style:paragraph-properties fo:margin-top="0cm" fo:margin-bottom="0cm" style:contextual-spacing="false"/>
    </style:style>
    <style:style style:name="P26" style:family="paragraph" style:parent-style-name="Text_20_body" style:list-style-name="L10">
      <style:text-properties officeooo:paragraph-rsid="000746e5"/>
    </style:style>
    <style:style style:name="P27" style:family="paragraph" style:parent-style-name="Text_20_body" style:list-style-name="L11"/>
    <style:style style:name="P28" style:family="paragraph" style:parent-style-name="Text_20_body" style:list-style-name="L11">
      <style:paragraph-properties fo:margin-top="0cm" fo:margin-bottom="0cm" style:contextual-spacing="false"/>
    </style:style>
    <style:style style:name="P29" style:family="paragraph" style:parent-style-name="Text_20_body" style:list-style-name="L12"/>
    <style:style style:name="P30" style:family="paragraph" style:parent-style-name="Text_20_body" style:list-style-name="L12">
      <style:paragraph-properties fo:margin-top="0cm" fo:margin-bottom="0cm" style:contextual-spacing="false"/>
    </style:style>
    <style:style style:name="P31" style:family="paragraph" style:parent-style-name="Text_20_body" style:list-style-name="L13"/>
    <style:style style:name="P32" style:family="paragraph" style:parent-style-name="Text_20_body" style:list-style-name="L13">
      <style:paragraph-properties fo:margin-top="0cm" fo:margin-bottom="0cm" style:contextual-spacing="false"/>
    </style:style>
    <style:style style:name="P33" style:family="paragraph" style:parent-style-name="Text_20_body" style:list-style-name="L14"/>
    <style:style style:name="P34" style:family="paragraph" style:parent-style-name="Text_20_body" style:list-style-name="L14">
      <style:paragraph-properties fo:margin-top="0cm" fo:margin-bottom="0cm" style:contextual-spacing="false"/>
    </style:style>
    <style:style style:name="P35" style:family="paragraph" style:parent-style-name="Text_20_body" style:list-style-name="L15"/>
    <style:style style:name="P36" style:family="paragraph" style:parent-style-name="Text_20_body" style:list-style-name="L15">
      <style:paragraph-properties fo:margin-top="0cm" fo:margin-bottom="0cm" style:contextual-spacing="false"/>
    </style:style>
    <style:style style:name="P37" style:family="paragraph" style:parent-style-name="Text_20_body" style:list-style-name="L16"/>
    <style:style style:name="P38" style:family="paragraph" style:parent-style-name="Text_20_body" style:list-style-name="L16">
      <style:paragraph-properties fo:margin-top="0cm" fo:margin-bottom="0cm" style:contextual-spacing="false"/>
    </style:style>
    <style:style style:name="P39" style:family="paragraph" style:parent-style-name="Text_20_body" style:list-style-name="L17"/>
    <style:style style:name="P40" style:family="paragraph" style:parent-style-name="Text_20_body" style:list-style-name="L17">
      <style:paragraph-properties fo:margin-top="0cm" fo:margin-bottom="0cm" style:contextual-spacing="false"/>
    </style:style>
    <style:style style:name="P41" style:family="paragraph" style:parent-style-name="Text_20_body" style:list-style-name="L18"/>
    <style:style style:name="P42" style:family="paragraph" style:parent-style-name="Text_20_body" style:list-style-name="L18">
      <style:paragraph-properties fo:margin-top="0cm" fo:margin-bottom="0cm" style:contextual-spacing="false"/>
    </style:style>
    <style:style style:name="P43" style:family="paragraph" style:parent-style-name="Text_20_body" style:list-style-name="L19"/>
    <style:style style:name="P44" style:family="paragraph" style:parent-style-name="Text_20_body" style:list-style-name="L19">
      <style:paragraph-properties fo:margin-top="0cm" fo:margin-bottom="0cm" style:contextual-spacing="false"/>
    </style:style>
    <style:style style:name="P45" style:family="paragraph" style:parent-style-name="Text_20_body" style:list-style-name="L20"/>
    <style:style style:name="P46" style:family="paragraph" style:parent-style-name="Text_20_body" style:list-style-name="L20">
      <style:paragraph-properties fo:margin-top="0cm" fo:margin-bottom="0cm" style:contextual-spacing="false"/>
    </style:style>
    <style:style style:name="P47" style:family="paragraph" style:parent-style-name="Text_20_body" style:list-style-name="L21"/>
    <style:style style:name="P48" style:family="paragraph" style:parent-style-name="Text_20_body" style:list-style-name="L21">
      <style:paragraph-properties fo:margin-top="0cm" fo:margin-bottom="0cm" style:contextual-spacing="false"/>
    </style:style>
    <style:style style:name="P49" style:family="paragraph" style:parent-style-name="Text_20_body" style:list-style-name="L22"/>
    <style:style style:name="P50" style:family="paragraph" style:parent-style-name="Text_20_body" style:list-style-name="L22">
      <style:paragraph-properties fo:margin-top="0cm" fo:margin-bottom="0cm" style:contextual-spacing="false"/>
    </style:style>
    <style:style style:name="P51" style:family="paragraph" style:parent-style-name="Text_20_body" style:list-style-name="L23">
      <style:paragraph-properties fo:margin-top="0cm" fo:margin-bottom="0cm" style:contextual-spacing="false"/>
    </style:style>
    <style:style style:name="P52" style:family="paragraph" style:parent-style-name="Text_20_body" style:list-style-name="L24"/>
    <style:style style:name="P53" style:family="paragraph" style:parent-style-name="Text_20_body" style:list-style-name="L24">
      <style:paragraph-properties fo:margin-top="0cm" fo:margin-bottom="0cm" style:contextual-spacing="false"/>
    </style:style>
    <style:style style:name="T1" style:family="text">
      <style:text-properties officeooo:rsid="00071bc5"/>
    </style:style>
    <style:style style:name="T2" style:family="text">
      <style:text-properties officeooo:rsid="000746e5"/>
    </style:style>
    <style:style style:name="T3" style:family="text">
      <style:text-properties officeooo:rsid="0008b2d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Introduction to Flutter</text:span></text:h>
      <text:list xml:id="list2123894871" text:style-name="L1">
        <text:list-item>
          <text:p text:style-name="P1"><text:span text:style-name="Strong_20_Emphasis">What is Flutter?</text:span></text:p>
          <text:list>
            <text:list-item>
              <text:p text:style-name="P2">Overview of Flutter and its advantages.</text:p>
            </text:list-item>
            <text:list-item>
              <text:p text:style-name="P2">How Flutter differs from other frameworks.</text:p>
            </text:list-item>
          </text:list>
        </text:list-item>
        <text:list-item>
          <text:p text:style-name="P1"><text:span text:style-name="Strong_20_Emphasis">Setting Up the Environment</text:span></text:p>
          <text:list>
            <text:list-item>
              <text:p text:style-name="P2">Installing Flutter SDK.</text:p>
            </text:list-item>
            <text:list-item>
              <text:p text:style-name="P2">Setting up an IDE (e.g., Visual Studio Code or Android Studio).</text:p>
            </text:list-item>
            <text:list-item>
              <text:p text:style-name="P1">Creating your first Flutter project.</text:p>
            </text:list-item>
          </text:list>
        </text:list-item>
      </text:list>
      <text:h text:style-name="Heading_20_3" text:outline-level="3"><text:span text:style-name="Strong_20_Emphasis">2. Basic Flutter Concepts</text:span></text:h>
      <text:list xml:id="list2226907683" text:style-name="L2">
        <text:list-item>
          <text:p text:style-name="P3"><text:span text:style-name="Strong_20_Emphasis">Dart Programming Language</text:span></text:p>
          <text:list>
            <text:list-item>
              <text:p text:style-name="P11">Condition statement (loops,switch case, if else)</text:p>
            </text:list-item>
            <text:list-item>
              <text:p text:style-name="P4">Basics of Dart (variables, data types, functions, control flow).</text:p>
            </text:list-item>
            <text:list-item>
              <text:p text:style-name="P4">Object-oriented programming with Dart (classes, objects, inheritance).</text:p>
            </text:list-item>
          </text:list>
        </text:list-item>
        <text:list-item>
          <text:p text:style-name="P3"><text:span text:style-name="Strong_20_Emphasis">Flutter Basics</text:span></text:p>
          <text:list>
            <text:list-item>
              <text:p text:style-name="P4">Understanding Widgets (Stateless vs Stateful).</text:p>
            </text:list-item>
            <text:list-item>
              <text:p text:style-name="P4">Basic Widgets (Text, Image, Icon, Container, Row, Column).</text:p>
            </text:list-item>
            <text:list-item>
              <text:p text:style-name="P4">Layout Widgets (Padding, Margin, Align, Center).</text:p>
            </text:list-item>
          </text:list>
        </text:list-item>
        <text:list-item>
          <text:p text:style-name="P3"><text:span text:style-name="Strong_20_Emphasis">Flutter Layouts</text:span></text:p>
          <text:list>
            <text:list-item>
              <text:p text:style-name="P4">Building layouts using Flutter (Column, Row, Stack).</text:p>
            </text:list-item>
            <text:list-item>
              <text:p text:style-name="P5">Understanding the Flutter widget tree.</text:p>
            </text:list-item>
          </text:list>
        </text:list-item>
      </text:list>
      <text:p text:style-name="P12"><text:span text:style-name="Strong_20_Emphasis">Basic Widgets</text:span></text:p>
      <text:list xml:id="list232589931" text:style-name="L5">
        <text:list-item>
          <text:p text:style-name="P13"><text:span text:style-name="Strong_20_Emphasis">Text</text:span></text:p>
          <text:list>
            <text:list-item>
              <text:p text:style-name="P14">Displaying text with styles and formatting.</text:p>
            </text:list-item>
          </text:list>
        </text:list-item>
        <text:list-item>
          <text:p text:style-name="P13"><text:span text:style-name="Strong_20_Emphasis">Image</text:span></text:p>
          <text:list>
            <text:list-item>
              <text:p text:style-name="P14">Loading and displaying images from assets or the internet.</text:p>
            </text:list-item>
          </text:list>
        </text:list-item>
        <text:list-item>
          <text:p text:style-name="P13"><text:span text:style-name="Strong_20_Emphasis">Icon</text:span></text:p>
          <text:list>
            <text:list-item>
              <text:p text:style-name="P14">Using built-in icons or custom icons.</text:p>
            </text:list-item>
          </text:list>
        </text:list-item>
        <text:list-item>
          <text:p text:style-name="P13"><text:span text:style-name="Strong_20_Emphasis">Container</text:span></text:p>
          <text:list>
            <text:list-item>
              <text:p text:style-name="P14">A versatile widget for adding padding, margins, borders, and background color.</text:p>
            </text:list-item>
          </text:list>
        </text:list-item>
        <text:list-item>
          <text:p text:style-name="P13"><text:span text:style-name="Strong_20_Emphasis">Column and Row</text:span></text:p>
          <text:list>
            <text:list-item>
              <text:p text:style-name="P14">Arranging widgets vertically (Column) and horizontally (Row).</text:p>
            </text:list-item>
          </text:list>
        </text:list-item>
        <text:list-item>
          <text:p text:style-name="P13"><text:span text:style-name="Strong_20_Emphasis">Stack</text:span></text:p>
          <text:list>
            <text:list-item>
              <text:p text:style-name="P14">Overlaying widgets on top of each other.</text:p>
            </text:list-item>
          </text:list>
        </text:list-item>
        <text:list-item>
          <text:p text:style-name="P13"><text:span text:style-name="Strong_20_Emphasis">Center</text:span></text:p>
          <text:list>
            <text:list-item>
              <text:p text:style-name="P14">Centering child widgets within its parent.</text:p>
            </text:list-item>
          </text:list>
        </text:list-item>
        <text:list-item>
          <text:p text:style-name="P13"><text:span text:style-name="Strong_20_Emphasis">Expanded</text:span></text:p>
          <text:list>
            <text:list-item>
              <text:p text:style-name="P13">Controlling the size of child widgets within flex containers like Row and Column.</text:p>
            </text:list-item>
          </text:list>
        </text:list-item>
      </text:list>
      <text:h text:style-name="Heading_20_3" text:outline-level="3"><text:soft-page-break/><text:span text:style-name="Strong_20_Emphasis">Layout Widgets</text:span></text:h>
      <text:list xml:id="list3360111330" text:style-name="L6">
        <text:list-item>
          <text:p text:style-name="P15"><text:span text:style-name="Strong_20_Emphasis">Padding</text:span></text:p>
          <text:list>
            <text:list-item>
              <text:p text:style-name="P16">Adding space around a widget.</text:p>
            </text:list-item>
          </text:list>
        </text:list-item>
        <text:list-item>
          <text:p text:style-name="P15"><text:span text:style-name="Strong_20_Emphasis">Align</text:span></text:p>
          <text:list>
            <text:list-item>
              <text:p text:style-name="P16">Aligning a child widget within its parent.</text:p>
            </text:list-item>
          </text:list>
        </text:list-item>
        <text:list-item>
          <text:p text:style-name="P15"><text:span text:style-name="Strong_20_Emphasis">SizedBox</text:span></text:p>
          <text:list>
            <text:list-item>
              <text:p text:style-name="P16">Creating fixed-size boxes for spacing and sizing.</text:p>
            </text:list-item>
          </text:list>
        </text:list-item>
        <text:list-item>
          <text:p text:style-name="P15"><text:span text:style-name="Strong_20_Emphasis">ListView</text:span></text:p>
          <text:list>
            <text:list-item>
              <text:p text:style-name="P16">Creating scrollable lists of widgets.</text:p>
            </text:list-item>
          </text:list>
        </text:list-item>
        <text:list-item>
          <text:p text:style-name="P15"><text:span text:style-name="Strong_20_Emphasis">GridView</text:span></text:p>
          <text:list>
            <text:list-item>
              <text:p text:style-name="P16">Displaying widgets in a grid.</text:p>
            </text:list-item>
          </text:list>
        </text:list-item>
        <text:list-item>
          <text:p text:style-name="P15"><text:span text:style-name="Strong_20_Emphasis">Wrap</text:span></text:p>
          <text:list>
            <text:list-item>
              <text:p text:style-name="P16">Automatically wrapping children into multiple horizontal or vertical runs.</text:p>
            </text:list-item>
          </text:list>
        </text:list-item>
        <text:list-item>
          <text:p text:style-name="P15"><text:span text:style-name="Strong_20_Emphasis">CustomScrollView</text:span></text:p>
          <text:list>
            <text:list-item>
              <text:p text:style-name="P15">Building complex scrollable layouts with slivers.</text:p>
            </text:list-item>
          </text:list>
        </text:list-item>
      </text:list>
      <text:h text:style-name="Heading_20_3" text:outline-level="3"><text:span text:style-name="Strong_20_Emphasis">Interactive Widgets</text:span></text:h>
      <text:list xml:id="list1463069954" text:style-name="L7">
        <text:list-item>
          <text:p text:style-name="P17"><text:span text:style-name="Strong_20_Emphasis">Button Widgets</text:span></text:p>
          <text:list>
            <text:list-item>
              <text:p text:style-name="P18"><text:span text:style-name="Source_20_Text">ElevatedButton</text:span>, <text:span text:style-name="Source_20_Text">TextButton</text:span>, <text:span text:style-name="Source_20_Text">OutlinedButton</text:span>: Different styles of buttons.</text:p>
            </text:list-item>
            <text:list-item>
              <text:p text:style-name="P18"><text:span text:style-name="Source_20_Text">FloatingActionButton</text:span>: A circular button for primary actions.</text:p>
            </text:list-item>
          </text:list>
        </text:list-item>
        <text:list-item>
          <text:p text:style-name="P17"><text:span text:style-name="Strong_20_Emphasis">TextField</text:span></text:p>
          <text:list>
            <text:list-item>
              <text:p text:style-name="P18">Collecting and validating user input.</text:p>
            </text:list-item>
          </text:list>
        </text:list-item>
        <text:list-item>
          <text:p text:style-name="P17"><text:span text:style-name="Strong_20_Emphasis">Form</text:span></text:p>
          <text:list>
            <text:list-item>
              <text:p text:style-name="P18">Grouping and managing form fields and their validation.</text:p>
            </text:list-item>
          </text:list>
        </text:list-item>
        <text:list-item>
          <text:p text:style-name="P17"><text:span text:style-name="Strong_20_Emphasis">Checkbox, Radio, Switch</text:span></text:p>
          <text:list>
            <text:list-item>
              <text:p text:style-name="P18">Implementing toggleable options.</text:p>
            </text:list-item>
          </text:list>
        </text:list-item>
        <text:list-item>
          <text:p text:style-name="P17"><text:span text:style-name="Strong_20_Emphasis">GestureDetector</text:span></text:p>
          <text:list>
            <text:list-item>
              <text:p text:style-name="P19">Handling various gestures (tap, swipe, long press).</text:p>
            </text:list-item>
          </text:list>
        </text:list-item>
      </text:list>
      <text:h text:style-name="Heading_20_3" text:outline-level="3"><text:span text:style-name="Strong_20_Emphasis">Advanced Widgets</text:span></text:h>
      <text:list xml:id="list91875588" text:style-name="L8">
        <text:list-item>
          <text:p text:style-name="P20"><text:span text:style-name="Strong_20_Emphasis">Hero</text:span></text:p>
          <text:list>
            <text:list-item>
              <text:p text:style-name="P21">Creating seamless transitions between screens.</text:p>
            </text:list-item>
          </text:list>
        </text:list-item>
        <text:list-item>
          <text:p text:style-name="P20"><text:span text:style-name="Strong_20_Emphasis">AnimatedContainer</text:span></text:p>
          <text:list>
            <text:list-item>
              <text:p text:style-name="P21">Smoothly animating changes to container properties.</text:p>
            </text:list-item>
          </text:list>
        </text:list-item>
        <text:list-item>
          <text:p text:style-name="P20"><text:span text:style-name="Strong_20_Emphasis">AnimatedBuilder</text:span></text:p>
          <text:list>
            <text:list-item>
              <text:p text:style-name="P21">Building complex animations with custom animation logic.</text:p>
            </text:list-item>
          </text:list>
        </text:list-item>
        <text:list-item>
          <text:p text:style-name="P20"><text:span text:style-name="Strong_20_Emphasis">StreamBuilder</text:span></text:p>
          <text:list>
            <text:list-item>
              <text:p text:style-name="P21"><text:soft-page-break/>Building widgets based on asynchronous data streams.</text:p>
            </text:list-item>
          </text:list>
        </text:list-item>
        <text:list-item>
          <text:p text:style-name="P20"><text:span text:style-name="Strong_20_Emphasis">FutureBuilder</text:span></text:p>
          <text:list>
            <text:list-item>
              <text:p text:style-name="P21">Building widgets based on a <text:span text:style-name="Source_20_Text">Future</text:span>.</text:p>
            </text:list-item>
          </text:list>
        </text:list-item>
        <text:list-item>
          <text:p text:style-name="P20"><text:span text:style-name="Strong_20_Emphasis">CustomPaint</text:span></text:p>
          <text:list>
            <text:list-item>
              <text:p text:style-name="P21">Drawing custom graphics and animations.</text:p>
            </text:list-item>
          </text:list>
        </text:list-item>
        <text:list-item>
          <text:p text:style-name="P20"><text:span text:style-name="Strong_20_Emphasis">Tooltip</text:span></text:p>
          <text:list>
            <text:list-item>
              <text:p text:style-name="P21">Providing additional information on long-press or hover.</text:p>
            </text:list-item>
          </text:list>
        </text:list-item>
        <text:list-item>
          <text:p text:style-name="P20"><text:span text:style-name="Strong_20_Emphasis">SliverAppBar</text:span></text:p>
          <text:list>
            <text:list-item>
              <text:p text:style-name="P20">Creating a flexible app bar that integrates with scroll views.</text:p>
            </text:list-item>
          </text:list>
        </text:list-item>
      </text:list>
      <text:h text:style-name="Heading_20_3" text:outline-level="3"><text:span text:style-name="Strong_20_Emphasis">State Management Widgets</text:span></text:h>
      <text:list xml:id="list3806609389" text:style-name="L9">
        <text:list-item>
          <text:p text:style-name="P22"><text:span text:style-name="Strong_20_Emphasis">InheritedWidget</text:span></text:p>
          <text:list>
            <text:list-item>
              <text:p text:style-name="P23">Sharing data efficiently across the widget tree.</text:p>
            </text:list-item>
          </text:list>
        </text:list-item>
        <text:list-item>
          <text:p text:style-name="P22"><text:span text:style-name="Strong_20_Emphasis">Provider</text:span></text:p>
          <text:list>
            <text:list-item>
              <text:p text:style-name="P23">A more advanced state management solution (often used with the Provider package).</text:p>
            </text:list-item>
          </text:list>
        </text:list-item>
        <text:list-item>
          <text:p text:style-name="P22"><text:span text:style-name="Strong_20_Emphasis">Consumer</text:span></text:p>
          <text:list>
            <text:list-item>
              <text:p text:style-name="P23">Accessing and reacting to changes in the state.</text:p>
            </text:list-item>
          </text:list>
        </text:list-item>
        <text:list-item>
          <text:p text:style-name="P22"><text:span text:style-name="Strong_20_Emphasis">ChangeNotifier</text:span></text:p>
          <text:list>
            <text:list-item>
              <text:p text:style-name="P22">A class for managing state changes.</text:p>
            </text:list-item>
          </text:list>
        </text:list-item>
      </text:list>
      <text:h text:style-name="Heading_20_3" text:outline-level="3"><text:span text:style-name="Strong_20_Emphasis">Material and Cupertino Widgets</text:span></text:h>
      <text:list xml:id="list2507542024" text:style-name="L10">
        <text:list-item>
          <text:p text:style-name="P24"><text:span text:style-name="Strong_20_Emphasis">Material Widgets</text:span></text:p>
          <text:list>
            <text:list-item>
              <text:p text:style-name="P25"><text:span text:style-name="Source_20_Text">Scaffold</text:span>: A layout structure for material design apps.</text:p>
            </text:list-item>
            <text:list-item>
              <text:p text:style-name="P25"><text:span text:style-name="Source_20_Text">AppBar</text:span>: A material design app bar.</text:p>
            </text:list-item>
            <text:list-item>
              <text:p text:style-name="P25"><text:span text:style-name="Source_20_Text">BottomNavigationBar</text:span>: A navigation bar at the bottom of the screen.</text:p>
            </text:list-item>
          </text:list>
        </text:list-item>
        <text:list-item>
          <text:p text:style-name="P24"><text:span text:style-name="Strong_20_Emphasis">Cupertino Widgets</text:span></text:p>
          <text:list>
            <text:list-item>
              <text:p text:style-name="P25"><text:span text:style-name="Source_20_Text">CupertinoNavigationBar</text:span>: A navigation bar for iOS-style apps.</text:p>
            </text:list-item>
            <text:list-item>
              <text:p text:style-name="P25"><text:span text:style-name="Source_20_Text">CupertinoButton</text:span>: An iOS-style button.</text:p>
            </text:list-item>
            <text:list-item>
              <text:p text:style-name="P26"><text:span text:style-name="Source_20_Text">CupertinoPicker</text:span>: An iOS-style picker.</text:p>
            </text:list-item>
          </text:list>
        </text:list-item>
      </text:list>
      <text:h text:style-name="Heading_20_3" text:outline-level="3"><text:span text:style-name="Strong_20_Emphasis">Utility Widgets</text:span></text:h>
      <text:list xml:id="list558468685" text:style-name="L11">
        <text:list-item>
          <text:p text:style-name="P27"><text:span text:style-name="Strong_20_Emphasis">Future</text:span></text:p>
          <text:list>
            <text:list-item>
              <text:p text:style-name="P28">A way to handle asynchronous operations.</text:p>
            </text:list-item>
          </text:list>
        </text:list-item>
        <text:list-item>
          <text:p text:style-name="P27"><text:span text:style-name="Strong_20_Emphasis">Stream</text:span></text:p>
          <text:list>
            <text:list-item>
              <text:p text:style-name="P28">A way to handle continuous data streams.</text:p>
            </text:list-item>
          </text:list>
        </text:list-item>
        <text:list-item>
          <text:p text:style-name="P27"><text:span text:style-name="Strong_20_Emphasis">AnimatedSwitcher</text:span></text:p>
          <text:list>
            <text:list-item>
              <text:p text:style-name="P28">A widget that smoothly transitions between widgets.</text:p>
            </text:list-item>
          </text:list>
        </text:list-item>
        <text:list-item>
          <text:p text:style-name="P27"><text:span text:style-name="Strong_20_Emphasis">RichText</text:span></text:p>
          <text:list>
            <text:list-item>
              <text:p text:style-name="P28"><text:soft-page-break/>Displaying text with multiple styles.</text:p>
            </text:list-item>
          </text:list>
        </text:list-item>
        <text:list-item>
          <text:p text:style-name="P27"><text:span text:style-name="Strong_20_Emphasis">ClipRRect, ClipOval</text:span></text:p>
          <text:list>
            <text:list-item>
              <text:p text:style-name="P27">Clipping widgets into rounded rectangles or ovals.</text:p>
            </text:list-item>
          </text:list>
        </text:list-item>
      </text:list>
      <text:h text:style-name="Heading_20_3" text:outline-level="3"><text:span text:style-name="Strong_20_Emphasis">Theming and Styling Widgets</text:span></text:h>
      <text:list xml:id="list4059617177" text:style-name="L12">
        <text:list-item>
          <text:p text:style-name="P29"><text:span text:style-name="Strong_20_Emphasis">Theme</text:span></text:p>
          <text:list>
            <text:list-item>
              <text:p text:style-name="P30">Defining global styles and themes.</text:p>
            </text:list-item>
          </text:list>
        </text:list-item>
        <text:list-item>
          <text:p text:style-name="P29"><text:span text:style-name="Strong_20_Emphasis">ThemeData</text:span></text:p>
          <text:list>
            <text:list-item>
              <text:p text:style-name="P30">Customizing the appearance of widgets.</text:p>
            </text:list-item>
          </text:list>
        </text:list-item>
        <text:list-item>
          <text:p text:style-name="P29"><text:span text:style-name="Strong_20_Emphasis">MediaQuery</text:span></text:p>
          <text:list>
            <text:list-item>
              <text:p text:style-name="P29">Accessing device-specific information (e.g., screen size).</text:p>
            </text:list-item>
          </text:list>
        </text:list-item>
      </text:list>
      <text:h text:style-name="Heading_20_3" text:outline-level="3"><text:span text:style-name="Strong_20_Emphasis">3. Intermediate Flutter Development</text:span></text:h>
      <text:list xml:id="list1228970784" text:style-name="L3">
        <text:list-item>
          <text:p text:style-name="P6"><text:span text:style-name="Strong_20_Emphasis">State Management</text:span></text:p>
          <text:list>
            <text:list-item>
              <text:p text:style-name="P7">Managing state with setState.</text:p>
            </text:list-item>
            <text:list-item>
              <text:p text:style-name="P7">Introduction to state management solutions (InheritedWidget, Provider, Riverpod).</text:p>
            </text:list-item>
          </text:list>
        </text:list-item>
        <text:list-item>
          <text:p text:style-name="P6"><text:span text:style-name="Strong_20_Emphasis">Navigation and Routing</text:span></text:p>
          <text:list>
            <text:list-item>
              <text:p text:style-name="P7">Navigating between screens (Navigator, Routes).</text:p>
            </text:list-item>
            <text:list-item>
              <text:p text:style-name="P7">Passing data between screens.</text:p>
            </text:list-item>
          </text:list>
        </text:list-item>
        <text:list-item>
          <text:p text:style-name="P6"><text:span text:style-name="Strong_20_Emphasis">User Input</text:span></text:p>
          <text:list>
            <text:list-item>
              <text:p text:style-name="P7">Handling user input (TextField, Forms, Validators).</text:p>
            </text:list-item>
            <text:list-item>
              <text:p text:style-name="P7">Gesture handling (Tap, Swipe, LongPress).</text:p>
            </text:list-item>
          </text:list>
        </text:list-item>
        <text:list-item>
          <text:p text:style-name="P6"><text:span text:style-name="Strong_20_Emphasis">Lists and Grids</text:span></text:p>
          <text:list>
            <text:list-item>
              <text:p text:style-name="P7">Creating lists and grids (ListView, GridView).</text:p>
            </text:list-item>
            <text:list-item>
              <text:p text:style-name="P7">Implementing list items and custom list views.</text:p>
            </text:list-item>
          </text:list>
        </text:list-item>
        <text:list-item>
          <text:p text:style-name="P6"><text:span text:style-name="Strong_20_Emphasis">Animations</text:span></text:p>
          <text:list>
            <text:list-item>
              <text:p text:style-name="P7">Basics of animations in Flutter (AnimationController, Tween).</text:p>
            </text:list-item>
            <text:list-item>
              <text:p text:style-name="P8">Simple animations (Fade, Scale, Rotation).</text:p>
            </text:list-item>
          </text:list>
        </text:list-item>
      </text:list>
      <text:h text:style-name="Heading_20_3" text:outline-level="3"><text:span text:style-name="Strong_20_Emphasis">4. Advanced Flutter Topics</text:span></text:h>
      <text:list xml:id="list2912571935" text:style-name="L4">
        <text:list-item>
          <text:p text:style-name="P9"><text:span text:style-name="Strong_20_Emphasis">Advanced State Management</text:span></text:p>
          <text:list>
            <text:list-item>
              <text:p text:style-name="P10">Deep dive into state management solutions (<text:span text:style-name="T1">GetX, </text:span>BLoC, Redux, MobX).</text:p>
            </text:list-item>
            <text:list-item>
              <text:p text:style-name="P10">Choosing the right state management for your app.</text:p>
            </text:list-item>
          </text:list>
        </text:list-item>
        <text:list-item>
          <text:p text:style-name="P9"><text:span text:style-name="Strong_20_Emphasis">Custom Widgets and Themes</text:span></text:p>
          <text:list>
            <text:list-item>
              <text:p text:style-name="P10">Creating custom widgets.</text:p>
            </text:list-item>
            <text:list-item>
              <text:p text:style-name="P10">Understanding and applying themes.</text:p>
            </text:list-item>
          </text:list>
        </text:list-item>
        <text:list-item>
          <text:p text:style-name="P9"><text:span text:style-name="Strong_20_Emphasis">Networking</text:span></text:p>
          <text:list>
            <text:list-item>
              <text:p text:style-name="P10">Making HTTP requests (using <text:span text:style-name="Source_20_Text">http</text:span> package).</text:p>
            </text:list-item>
            <text:list-item>
              <text:p text:style-name="P10">Handling JSON data and asynchronous operations.</text:p>
            </text:list-item>
          </text:list>
        </text:list-item>
        <text:list-item>
          <text:p text:style-name="P9"><text:soft-page-break/><text:span text:style-name="Strong_20_Emphasis">Local Storage</text:span></text:p>
          <text:list>
            <text:list-item>
              <text:p text:style-name="P10">Using local databases (SQLite, Hive).</text:p>
            </text:list-item>
            <text:list-item>
              <text:p text:style-name="P10">Reading and writing files.</text:p>
            </text:list-item>
          </text:list>
        </text:list-item>
        <text:list-item>
          <text:p text:style-name="P9"><text:span text:style-name="Strong_20_Emphasis">Testing</text:span></text:p>
          <text:list>
            <text:list-item>
              <text:p text:style-name="P10">Unit testing.</text:p>
            </text:list-item>
            <text:list-item>
              <text:p text:style-name="P10">Widget testing.</text:p>
            </text:list-item>
            <text:list-item>
              <text:p text:style-name="P10">Integration testing.</text:p>
            </text:list-item>
          </text:list>
        </text:list-item>
        <text:list-item>
          <text:p text:style-name="P9"><text:span text:style-name="Strong_20_Emphasis">Performance Optimization</text:span></text:p>
          <text:list>
            <text:list-item>
              <text:p text:style-name="P10">Identifying and fixing performance issues.</text:p>
            </text:list-item>
            <text:list-item>
              <text:p text:style-name="P9">Best practices for optimizing Flutter apps.</text:p>
            </text:list-item>
          </text:list>
        </text:list-item>
      </text:list>
      <text:p text:style-name="Text_20_body"/>
      <text:p text:style-name="Text_20_body"/>
      <text:p text:style-name="Text_20_body"/>
      <text:h text:style-name="Heading_20_3" text:outline-level="3"><text:span text:style-name="Strong_20_Emphasis">1. Programming Basics</text:span></text:h>
      <text:list xml:id="list4209117983" text:style-name="L13">
        <text:list-item>
          <text:p text:style-name="P31"><text:span text:style-name="Strong_20_Emphasis">Dart Basics vs. Flutter Basics</text:span></text:p>
          <text:list>
            <text:list-item>
              <text:p text:style-name="P32"><text:span text:style-name="Strong_20_Emphasis">Dart Basics:</text:span> Understanding Dart language fundamentals (variables, data types, functions, control flow, object-oriented programming).</text:p>
            </text:list-item>
            <text:list-item>
              <text:p text:style-name="P32"><text:span text:style-name="Strong_20_Emphasis">Flutter Basics:</text:span> Learning about Flutter-specific concepts like Widgets, Layouts, and the widget tree.</text:p>
            </text:list-item>
          </text:list>
        </text:list-item>
        <text:list-item>
          <text:p text:style-name="P31"><text:span text:style-name="Strong_20_Emphasis">Loops and Control Flow</text:span></text:p>
          <text:list>
            <text:list-item>
              <text:p text:style-name="P32"><text:span text:style-name="Strong_20_Emphasis">Loops:</text:span> Using <text:span text:style-name="Source_20_Text">for</text:span>, <text:span text:style-name="Source_20_Text">while</text:span>, and <text:span text:style-name="Source_20_Text">do-while</text:span> loops for iteration in Dart.</text:p>
            </text:list-item>
            <text:list-item>
              <text:p text:style-name="P31"><text:span text:style-name="Strong_20_Emphasis">Control Flow:</text:span> Using <text:span text:style-name="Source_20_Text">if</text:span>, <text:span text:style-name="Source_20_Text">else</text:span>, <text:span text:style-name="Source_20_Text">switch</text:span>, and <text:span text:style-name="Source_20_Text">case</text:span> for decision-making.</text:p>
            </text:list-item>
          </text:list>
        </text:list-item>
      </text:list>
      <text:h text:style-name="Heading_20_3" text:outline-level="3"><text:span text:style-name="Strong_20_Emphasis">2. Widgets</text:span></text:h>
      <text:list xml:id="list1269608740" text:style-name="L14">
        <text:list-item>
          <text:p text:style-name="P33"><text:span text:style-name="Strong_20_Emphasis">Stateless vs. Stateful Widgets</text:span></text:p>
          <text:list>
            <text:list-item>
              <text:p text:style-name="P34"><text:span text:style-name="Strong_20_Emphasis">Stateless Widgets:</text:span> Immutable widgets that don’t change over time (e.g., <text:span text:style-name="Source_20_Text">Text</text:span>, <text:span text:style-name="Source_20_Text">Icon</text:span>).</text:p>
            </text:list-item>
            <text:list-item>
              <text:p text:style-name="P34"><text:span text:style-name="Strong_20_Emphasis">Stateful Widgets:</text:span> Widgets that can change their state and rebuild themselves (e.g., <text:span text:style-name="Source_20_Text">TextField</text:span>, <text:span text:style-name="Source_20_Text">Checkbox</text:span>).</text:p>
            </text:list-item>
          </text:list>
        </text:list-item>
        <text:list-item>
          <text:p text:style-name="P33"><text:span text:style-name="Strong_20_Emphasis">Basic vs. Advanced Widgets</text:span></text:p>
          <text:list>
            <text:list-item>
              <text:p text:style-name="P34"><text:span text:style-name="Strong_20_Emphasis">Basic Widgets:</text:span> Simple widgets like <text:span text:style-name="Source_20_Text">Text</text:span>, <text:span text:style-name="Source_20_Text">Container</text:span>, <text:span text:style-name="Source_20_Text">Row</text:span>, <text:span text:style-name="Source_20_Text">Column</text:span>.</text:p>
            </text:list-item>
            <text:list-item>
              <text:p text:style-name="P33"><text:span text:style-name="Strong_20_Emphasis">Advanced Widgets:</text:span> Complex widgets like <text:span text:style-name="Source_20_Text">CustomPaint</text:span>, <text:span text:style-name="Source_20_Text">SliverAppBar</text:span>, <text:span text:style-name="Source_20_Text">AnimatedSwitcher</text:span>.</text:p>
            </text:list-item>
          </text:list>
        </text:list-item>
      </text:list>
      <text:h text:style-name="Heading_20_3" text:outline-level="3"><text:span text:style-name="Strong_20_Emphasis">3. Layouts</text:span></text:h>
      <text:list xml:id="list2667776219" text:style-name="L15">
        <text:list-item>
          <text:p text:style-name="P35"><text:span text:style-name="Strong_20_Emphasis">Fixed vs. Flexible Layouts</text:span></text:p>
          <text:list>
            <text:list-item>
              <text:p text:style-name="P36"><text:span text:style-name="Strong_20_Emphasis">Fixed Layouts:</text:span> Layouts with fixed dimensions and positions (e.g., using <text:span text:style-name="Source_20_Text">SizedBox</text:span>, <text:span text:style-name="Source_20_Text">Container</text:span> with fixed size).</text:p>
            </text:list-item>
            <text:list-item>
              <text:p text:style-name="P36"><text:soft-page-break/><text:span text:style-name="Strong_20_Emphasis">Flexible Layouts:</text:span> Layouts that adapt to screen size and orientation (e.g., <text:span text:style-name="Source_20_Text">Expanded</text:span>, <text:span text:style-name="Source_20_Text">Flexible</text:span>, <text:span text:style-name="Source_20_Text">Wrap</text:span>, <text:span text:style-name="Source_20_Text">Stack</text:span>).</text:p>
            </text:list-item>
          </text:list>
        </text:list-item>
        <text:list-item>
          <text:p text:style-name="P35"><text:span text:style-name="Strong_20_Emphasis">Scrollable vs. Non-Scrollable Layouts</text:span></text:p>
          <text:list>
            <text:list-item>
              <text:p text:style-name="P36"><text:span text:style-name="Strong_20_Emphasis">Scrollable Layouts:</text:span> Widgets that allow scrolling, like <text:span text:style-name="Source_20_Text">ListView</text:span>, <text:span text:style-name="Source_20_Text">GridView</text:span>.</text:p>
            </text:list-item>
            <text:list-item>
              <text:p text:style-name="P35"><text:span text:style-name="Strong_20_Emphasis">Non-Scrollable Layouts:</text:span> Static layouts that don’t scroll, like <text:span text:style-name="Source_20_Text">Column</text:span>, <text:span text:style-name="Source_20_Text">Row</text:span>.</text:p>
            </text:list-item>
          </text:list>
        </text:list-item>
      </text:list>
      <text:h text:style-name="Heading_20_3" text:outline-level="3"><text:span text:style-name="Strong_20_Emphasis">4. State Management</text:span></text:h>
      <text:list xml:id="list3378736941" text:style-name="L16">
        <text:list-item>
          <text:p text:style-name="P37"><text:span text:style-name="Strong_20_Emphasis">Local State vs. Global State</text:span></text:p>
          <text:list>
            <text:list-item>
              <text:p text:style-name="P38"><text:span text:style-name="Strong_20_Emphasis">Local State:</text:span> Managing state within a single widget using <text:span text:style-name="Source_20_Text">setState()</text:span>.</text:p>
            </text:list-item>
            <text:list-item>
              <text:p text:style-name="P38"><text:span text:style-name="Strong_20_Emphasis">Global State:</text:span> Managing state that affects multiple widgets using solutions like <text:span text:style-name="Source_20_Text">Provider</text:span>, <text:span text:style-name="Source_20_Text">BLoC</text:span>, <text:span text:style-name="Source_20_Text">Redux</text:span>.</text:p>
            </text:list-item>
          </text:list>
        </text:list-item>
        <text:list-item>
          <text:p text:style-name="P37"><text:span text:style-name="Strong_20_Emphasis">Simple vs. Complex State Management</text:span></text:p>
          <text:list>
            <text:list-item>
              <text:p text:style-name="P38"><text:span text:style-name="Strong_20_Emphasis">Simple State Management:</text:span> Using built-in Flutter tools like <text:span text:style-name="Source_20_Text">InheritedWidget</text:span> and <text:span text:style-name="Source_20_Text">ChangeNotifier</text:span>.</text:p>
            </text:list-item>
            <text:list-item>
              <text:p text:style-name="P37"><text:span text:style-name="Strong_20_Emphasis">Complex State Management:</text:span> Using more sophisticated libraries like <text:span text:style-name="Source_20_Text">BLoC</text:span>, <text:span text:style-name="Source_20_Text">Redux</text:span>, <text:span text:style-name="Source_20_Text">MobX</text:span>.</text:p>
            </text:list-item>
          </text:list>
        </text:list-item>
      </text:list>
      <text:h text:style-name="Heading_20_3" text:outline-level="3"><text:span text:style-name="Strong_20_Emphasis">5. Navigation and Routing</text:span></text:h>
      <text:list xml:id="list1396372995" text:style-name="L17">
        <text:list-item>
          <text:p text:style-name="P39"><text:span text:style-name="Strong_20_Emphasis">Simple vs. Nested Navigation</text:span></text:p>
          <text:list>
            <text:list-item>
              <text:p text:style-name="P40"><text:span text:style-name="Strong_20_Emphasis">Simple Navigation:</text:span> Basic navigation between screens using <text:span text:style-name="Source_20_Text">Navigator</text:span> and <text:span text:style-name="Source_20_Text">Routes</text:span>.</text:p>
            </text:list-item>
            <text:list-item>
              <text:p text:style-name="P40"><text:span text:style-name="Strong_20_Emphasis">Nested Navigation:</text:span> Handling navigation within nested navigators or tabs (e.g., using <text:span text:style-name="Source_20_Text">Navigator</text:span> inside <text:span text:style-name="Source_20_Text">TabBarView</text:span>).</text:p>
            </text:list-item>
          </text:list>
        </text:list-item>
        <text:list-item>
          <text:p text:style-name="P39"><text:span text:style-name="Strong_20_Emphasis">Static vs. Dynamic Routing</text:span></text:p>
          <text:list>
            <text:list-item>
              <text:p text:style-name="P40"><text:span text:style-name="Strong_20_Emphasis">Static Routing:</text:span> Pre-defined routes with fixed names.</text:p>
            </text:list-item>
            <text:list-item>
              <text:p text:style-name="P39"><text:span text:style-name="Strong_20_Emphasis">Dynamic Routing:</text:span> Routes that can change based on runtime data or user input.</text:p>
            </text:list-item>
          </text:list>
        </text:list-item>
      </text:list>
      <text:h text:style-name="Heading_20_3" text:outline-level="3"><text:span text:style-name="Strong_20_Emphasis">6. User Input and Forms</text:span></text:h>
      <text:list xml:id="list178815186" text:style-name="L18">
        <text:list-item>
          <text:p text:style-name="P41"><text:span text:style-name="Strong_20_Emphasis">Simple Input vs. Complex Forms</text:span></text:p>
          <text:list>
            <text:list-item>
              <text:p text:style-name="P42"><text:span text:style-name="Strong_20_Emphasis">Simple Input:</text:span> Basic input widgets like <text:span text:style-name="Source_20_Text">TextField</text:span>, <text:span text:style-name="Source_20_Text">Checkbox</text:span>.</text:p>
            </text:list-item>
            <text:list-item>
              <text:p text:style-name="P42"><text:span text:style-name="Strong_20_Emphasis">Complex Forms:</text:span> Forms with validation, multiple input types, and conditional fields using <text:span text:style-name="Source_20_Text">Form</text:span>, <text:span text:style-name="Source_20_Text">FormField</text:span>, <text:span text:style-name="Source_20_Text">Validator</text:span>.</text:p>
            </text:list-item>
          </text:list>
        </text:list-item>
        <text:list-item>
          <text:p text:style-name="P41"><text:span text:style-name="Strong_20_Emphasis">Single vs. Multi-Step Forms</text:span></text:p>
          <text:list>
            <text:list-item>
              <text:p text:style-name="P42"><text:span text:style-name="Strong_20_Emphasis">Single-Step Forms:</text:span> Forms that collect data in one go.</text:p>
            </text:list-item>
            <text:list-item>
              <text:p text:style-name="P41"><text:span text:style-name="Strong_20_Emphasis">Multi-Step Forms:</text:span> Forms divided into multiple steps or pages.</text:p>
            </text:list-item>
          </text:list>
        </text:list-item>
      </text:list>
      <text:h text:style-name="Heading_20_3" text:outline-level="3"><text:span text:style-name="Strong_20_Emphasis">7. Animations</text:span></text:h>
      <text:list xml:id="list30078353" text:style-name="L19">
        <text:list-item>
          <text:p text:style-name="P43"><text:span text:style-name="Strong_20_Emphasis">Implicit vs. Explicit Animations</text:span></text:p>
          <text:list>
            <text:list-item>
              <text:p text:style-name="P44"><text:span text:style-name="Strong_20_Emphasis">Implicit Animations:</text:span> Widgets that animate automatically when their properties change (e.g., <text:span text:style-name="Source_20_Text">AnimatedContainer</text:span>, <text:span text:style-name="Source_20_Text">AnimatedOpacity</text:span>).</text:p>
            </text:list-item>
            <text:list-item>
              <text:p text:style-name="P44"><text:soft-page-break/><text:span text:style-name="Strong_20_Emphasis">Explicit Animations:</text:span> Custom animations controlled manually with <text:span text:style-name="Source_20_Text">AnimationController</text:span>, <text:span text:style-name="Source_20_Text">Tween</text:span>.</text:p>
            </text:list-item>
          </text:list>
        </text:list-item>
        <text:list-item>
          <text:p text:style-name="P43"><text:span text:style-name="Strong_20_Emphasis">Simple vs. Complex Animations</text:span></text:p>
          <text:list>
            <text:list-item>
              <text:p text:style-name="P44"><text:span text:style-name="Strong_20_Emphasis">Simple Animations:</text:span> Basic animations like fading or scaling.</text:p>
            </text:list-item>
            <text:list-item>
              <text:p text:style-name="P43"><text:span text:style-name="Strong_20_Emphasis">Complex Animations:</text:span> Advanced animations involving multiple properties or custom animations (e.g., <text:span text:style-name="Source_20_Text">CustomPainter</text:span>).</text:p>
            </text:list-item>
          </text:list>
        </text:list-item>
      </text:list>
      <text:h text:style-name="Heading_20_3" text:outline-level="3"><text:span text:style-name="Strong_20_Emphasis">8. Networking and Data Handling</text:span></text:h>
      <text:list xml:id="list1623685685" text:style-name="L20">
        <text:list-item>
          <text:p text:style-name="P45"><text:span text:style-name="Strong_20_Emphasis">Synchronous vs. Asynchronous Operations</text:span></text:p>
          <text:list>
            <text:list-item>
              <text:p text:style-name="P46"><text:span text:style-name="Strong_20_Emphasis">Synchronous:</text:span> Operations that run sequentially (e.g., synchronous methods).</text:p>
            </text:list-item>
            <text:list-item>
              <text:p text:style-name="P46"><text:span text:style-name="Strong_20_Emphasis">Asynchronous:</text:span> Operations that run in parallel or independently (e.g., using <text:span text:style-name="Source_20_Text">Future</text:span>, <text:span text:style-name="Source_20_Text">async</text:span>/<text:span text:style-name="Source_20_Text">await</text:span>).</text:p>
            </text:list-item>
          </text:list>
        </text:list-item>
        <text:list-item>
          <text:p text:style-name="P45"><text:span text:style-name="Strong_20_Emphasis">HTTP Requests vs. Local Storage</text:span></text:p>
          <text:list>
            <text:list-item>
              <text:p text:style-name="P46"><text:span text:style-name="Strong_20_Emphasis">HTTP Requests:</text:span> Fetching data from the internet using packages like <text:span text:style-name="Source_20_Text">http</text:span> or <text:span text:style-name="Source_20_Text">dio</text:span>.</text:p>
            </text:list-item>
            <text:list-item>
              <text:p text:style-name="P45"><text:span text:style-name="Strong_20_Emphasis">Local Storage:</text:span> Storing data locally using SQLite, Hive, or shared preferences.</text:p>
            </text:list-item>
          </text:list>
        </text:list-item>
      </text:list>
      <text:h text:style-name="Heading_20_3" text:outline-level="3"><text:span text:style-name="Strong_20_Emphasis">9. Theming and Styling</text:span></text:h>
      <text:list xml:id="list594204898" text:style-name="L21">
        <text:list-item>
          <text:p text:style-name="P47"><text:span text:style-name="Strong_20_Emphasis">Global vs. Local Styling</text:span></text:p>
          <text:list>
            <text:list-item>
              <text:p text:style-name="P48"><text:span text:style-name="Strong_20_Emphasis">Global Styling:</text:span> Defining app-wide themes using <text:span text:style-name="Source_20_Text">ThemeData</text:span>.</text:p>
            </text:list-item>
            <text:list-item>
              <text:p text:style-name="P48"><text:span text:style-name="Strong_20_Emphasis">Local Styling:</text:span> Applying styles to individual widgets directly.</text:p>
            </text:list-item>
          </text:list>
        </text:list-item>
        <text:list-item>
          <text:p text:style-name="P47"><text:span text:style-name="Strong_20_Emphasis">Material vs. Cupertino Design</text:span></text:p>
          <text:list>
            <text:list-item>
              <text:p text:style-name="P48"><text:span text:style-name="Strong_20_Emphasis">Material Design:</text:span> Widgets that follow Google’s Material Design guidelines.</text:p>
            </text:list-item>
            <text:list-item>
              <text:p text:style-name="P47"><text:span text:style-name="Strong_20_Emphasis">Cupertino Design:</text:span> Widgets that follow Apple’s iOS design guidelines.</text:p>
            </text:list-item>
          </text:list>
        </text:list-item>
      </text:list>
      <text:h text:style-name="Heading_20_3" text:outline-level="3"><text:span text:style-name="Strong_20_Emphasis">10. Performance and Optimization</text:span></text:h>
      <text:list xml:id="list2657673544" text:style-name="L22">
        <text:list-item>
          <text:p text:style-name="P50"><text:span text:style-name="Strong_20_Emphasis">Basic Optimization vs. Advanced Optimization</text:span></text:p>
          <text:list>
            <text:list-item>
              <text:p text:style-name="P50"><text:span text:style-name="Strong_20_Emphasis">Basic Optimization:</text:span> Simple techniques like avoiding unnecessary rebuilds.</text:p>
            </text:list-item>
            <text:list-item>
              <text:p text:style-name="P49"><text:span text:style-name="Strong_20_Emphasis">Advanced Optimization:</text:span> Profiling and optimizing rendering performance, memory usage, and asynchronous operations.</text:p>
            </text:list-item>
          </text:list>
        </text:list-item>
      </text:list>
      <text:h text:style-name="Heading_20_3" text:outline-level="3"><text:span text:style-name="Strong_20_Emphasis">1</text:span><text:span text:style-name="Strong_20_Emphasis"><text:span text:style-name="T3">1</text:span></text:span><text:span text:style-name="Strong_20_Emphasis">. Flutter for Web and Desktop</text:span></text:h>
      <text:list xml:id="list3829214282" text:style-name="L24">
        <text:list-item>
          <text:p text:style-name="P53"><text:span text:style-name="Strong_20_Emphasis">Mobile vs. Web/Desktop Development</text:span></text:p>
          <text:list>
            <text:list-item>
              <text:p text:style-name="P53"><text:span text:style-name="Strong_20_Emphasis">Mobile Development:</text:span> Building apps specifically for iOS and Android.</text:p>
            </text:list-item>
            <text:list-item>
              <text:p text:style-name="P52"><text:span text:style-name="Strong_20_Emphasis">Web/Desktop Development:</text:span> Adapting Flutter apps for web browsers and desktop environments.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Standard"><text:a xlink:type="simple" xlink:href="https://www.geeksforgeeks.org/flutter-tutorial/" text:style-name="Internet_20_link" text:visited-style-name="Visited_20_Internet_20_Link">https://www.geeksforgeeks.org/flutter-tutorial/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7:18:14.550941406</meta:creation-date>
    <dc:date>2024-09-03T19:04:26.926005677</dc:date>
    <meta:editing-duration>PT35M19S</meta:editing-duration>
    <meta:editing-cycles>1</meta:editing-cycles>
    <meta:document-statistic meta:table-count="0" meta:image-count="0" meta:object-count="0" meta:page-count="7" meta:paragraph-count="225" meta:word-count="1406" meta:character-count="9308" meta:non-whitespace-character-count="8328"/>
    <meta:generator>LibreOffice/7.3.7.2$Linux_X86_64 LibreOffice_project/30$Build-2</meta:generator>
  </office:meta>
</office:document-meta>
</file>